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219cm"/>
    </style:style>
    <style:style style:name="gr4" style:family="graphic" style:parent-style-name="standard">
      <style:graphic-properties draw:stroke="none" draw:fill="none" fo:min-height="1.2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297cm"/>
    </style:style>
    <style:style style:name="gr9" style:family="graphic" style:parent-style-name="standard">
      <style:graphic-properties draw:stroke="none" draw:fill="none" fo:min-height="0.7cm"/>
    </style:style>
    <style:style style:name="gr10" style:family="graphic" style:parent-style-name="standard">
      <style:graphic-properties draw:stroke="none" draw:fill="none" fo:min-height="0.457cm"/>
    </style:style>
    <style:style style:name="gr11" style:family="graphic" style:parent-style-name="standard">
      <style:graphic-properties draw:stroke="none" draw:fill="none" fo:min-height="0.163cm"/>
    </style:style>
    <style:style style:name="gr12" style:family="graphic" style:parent-style-name="standard">
      <style:graphic-properties draw:stroke="none" draw:fill="none" fo:min-height="0.112cm"/>
    </style:style>
    <style:style style:name="gr13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507cm"/>
    </style:style>
    <style:style style:name="gr15" style:family="graphic" style:parent-style-name="standard">
      <style:graphic-properties draw:stroke="none" draw:fill="none" fo:min-height="1.119cm"/>
    </style:style>
    <style:style style:name="gr16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03cm"/>
    </style:style>
    <style:style style:name="gr19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draw:fill="none" fo:min-height="1.703cm"/>
    </style:style>
    <style:style style:name="gr21" style:family="graphic" style:parent-style-name="standard">
      <style:graphic-properties draw:stroke="none" draw:fill="none" fo:min-height="0.201cm"/>
    </style:style>
    <style:style style:name="gr22" style:family="graphic" style:parent-style-name="standard">
      <style:graphic-properties draw:stroke="none" draw:fill="none" fo:min-height="0.306cm"/>
    </style:style>
    <style:style style:name="gr23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fill="solid" draw:fill-color="#e6e6ff" draw:textarea-vertical-align="middle" draw:auto-grow-height="false" fo:min-height="0.749cm" fo:min-width="0.499cm" fo:wrap-option="wrap"/>
    </style:style>
    <style:style style:name="gr2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c5000b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color="#000000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0000ff"/>
    </style:style>
    <style:style style:name="T2" style:family="text">
      <style:text-properties fo:color="#c5000b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21.938cm" svg:height="14.532cm" svg:x="4.202cm" svg:y="2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2.703cm" svg:height="4.131cm" svg:x="13.299cm" svg:y="2.997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text-style-name="P2" draw:layer="layout" svg:width="3.729cm" svg:height="0.962cm" svg:x="4.687cm" svg:y="16.218cm">
          <draw:text-box>
            <text:p><text:span text:style-name="T1">wb_timer.v</text:span></text:p>
          </draw:text-box>
        </draw:frame>
        <draw:custom-shape draw:style-name="gr2" draw:text-style-name="P1" draw:layer="layout" svg:width="1.51cm" svg:height="1.668cm" svg:x="21.94cm" svg:y="3.60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20.13cm" svg:y="3.519cm">
          <draw:text-box>
            <text:p><text:span text:style-name="T2">wb_stb_i</text:span></text:p>
            <text:p><text:span text:style-name="T2">wb_cyc_i</text:span></text:p>
            <text:p><text:span text:style-name="T3">ack</text:span></text:p>
          </draw:text-box>
        </draw:frame>
        <draw:line draw:style-name="gr5" draw:text-style-name="P1" draw:layer="layout" svg:x1="20.14cm" svg:y1="4.065cm" svg:x2="21.94cm" svg:y2="4.065cm">
          <text:p/>
        </draw:line>
        <draw:line draw:style-name="gr5" draw:text-style-name="P1" draw:layer="layout" svg:x1="20.139cm" svg:y1="4.464cm" svg:x2="21.939cm" svg:y2="4.464cm">
          <text:p/>
        </draw:line>
        <draw:line draw:style-name="gr5" draw:text-style-name="P1" draw:layer="layout" svg:x1="20.139cm" svg:y1="4.864cm" svg:x2="21.939cm" svg:y2="4.864cm">
          <text:p/>
        </draw:line>
        <draw:frame draw:style-name="gr6" draw:text-style-name="P3" draw:layer="layout" svg:width="2.534cm" svg:height="0.645cm" svg:x="23.341cm" svg:y="3.906cm">
          <draw:text-box>
            <text:p><text:span text:style-name="T2">wb_ack_o</text:span></text:p>
          </draw:text-box>
        </draw:frame>
        <draw:line draw:style-name="gr5" draw:text-style-name="P1" draw:layer="layout" svg:x1="23.438cm" svg:y1="4.463cm" svg:x2="25.238cm" svg:y2="4.463cm">
          <text:p/>
        </draw:line>
        <draw:custom-shape draw:style-name="gr7" draw:text-style-name="P4" xml:id="id26" draw:id="id26" draw:layer="layout" svg:width="4.274cm" svg:height="0.637cm" svg:x="14.071cm" svg:y="12.063cm">
          <text:p text:style-name="P4"><text:span text:style-name="T4">counter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51cm" svg:height="1.668cm" svg:x="6.523cm" svg:y="3.62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4.713cm" svg:y="3.534cm">
          <draw:text-box>
            <text:p><text:span text:style-name="T2">wb_stb_i</text:span></text:p>
            <text:p><text:span text:style-name="T2">wb_cyc_i</text:span></text:p>
            <text:p><text:span text:style-name="T2">wb_we_i</text:span></text:p>
          </draw:text-box>
        </draw:frame>
        <draw:line draw:style-name="gr5" draw:text-style-name="P1" draw:layer="layout" svg:x1="4.723cm" svg:y1="4.08cm" svg:x2="6.523cm" svg:y2="4.08cm">
          <text:p/>
        </draw:line>
        <draw:line draw:style-name="gr5" draw:text-style-name="P1" draw:layer="layout" svg:x1="4.722cm" svg:y1="4.479cm" svg:x2="6.522cm" svg:y2="4.479cm">
          <text:p/>
        </draw:line>
        <draw:line draw:style-name="gr5" draw:text-style-name="P1" draw:layer="layout" svg:x1="4.722cm" svg:y1="4.879cm" svg:x2="6.522cm" svg:y2="4.879cm">
          <text:p/>
        </draw:line>
        <draw:frame draw:style-name="gr8" draw:text-style-name="P5" draw:layer="layout" svg:width="1.664cm" svg:height="0.645cm" svg:x="8.339cm" svg:y="3.896cm">
          <draw:text-box>
            <text:p><text:span text:style-name="T5">wb_wr</text:span></text:p>
          </draw:text-box>
        </draw:frame>
        <draw:frame draw:style-name="gr9" xml:id="id7" draw:id="id7" draw:layer="layout" svg:width="2.601cm" svg:height="0.95cm" svg:x="4.672cm" svg:y="2.651cm">
          <draw:text-box>
            <text:p><text:span text:style-name="T2">wb_dat_i[7:0]</text:span></text:p>
          </draw:text-box>
        </draw:frame>
        <draw:custom-shape draw:style-name="gr2" draw:text-style-name="P1" xml:id="id1" draw:id="id1" draw:layer="layout" svg:width="4.519cm" svg:height="1.025cm" draw:transform="rotate (1.5707963267949) translate (11.965cm 12.938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3" draw:layer="layout" svg:width="2.708cm" svg:height="0.707cm" svg:x="4.805cm" svg:y="11.318cm">
          <draw:text-box>
            <text:p><text:span text:style-name="T2">wb_dat_o[7:0]</text:span></text:p>
          </draw:text-box>
        </draw:frame>
        <draw:frame draw:style-name="gr11" draw:text-style-name="P3" xml:id="id5" draw:id="id5" draw:layer="layout" svg:width="2.779cm" svg:height="0.645cm" svg:x="4.371cm" svg:y="7.588cm">
          <draw:text-box>
            <text:p><text:span text:style-name="T2">wb_adr_i[5:3]</text:span></text:p>
          </draw:text-box>
        </draw:frame>
        <draw:frame draw:style-name="gr12" xml:id="id20" draw:id="id20" draw:layer="layout" svg:width="0.698cm" svg:height="0.645cm" svg:x="12.292cm" svg:y="9.506cm">
          <draw:text-box>
            <text:p><text:span text:style-name="T3">1</text:span></text:p>
          </draw:text-box>
        </draw:frame>
        <draw:custom-shape draw:style-name="gr2" draw:text-style-name="P1" xml:id="id2" draw:id="id2" draw:layer="layout" svg:width="2.703cm" svg:height="4.131cm" svg:x="7.319cm" svg:y="9.838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1.967cm" svg:y1="10.679cm" svg:x2="10.021cm" svg:y2="10.669cm" draw:start-shape="id1" draw:start-glue-point="6" draw:end-shape="id2" draw:end-glue-point="4" svg:d="m11967 10679h-974v-10h-972">
          <text:p/>
        </draw:connector>
        <draw:frame draw:style-name="gr14" draw:text-style-name="P6" draw:layer="layout" svg:width="0.951cm" svg:height="1.979cm" svg:x="9.071cm" svg:y="10.362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frame draw:style-name="gr15" draw:text-style-name="P7" draw:layer="layout" svg:width="0.951cm" svg:height="1.369cm" svg:x="9.482cm" svg:y="13.106cm">
          <draw:text-box>
            <text:p><text:span text:style-name="T7">&lt;</text:span></text:p>
          </draw:text-box>
        </draw:frame>
        <draw:custom-shape draw:style-name="gr2" draw:text-style-name="P1" xml:id="id4" draw:id="id4" draw:layer="layout" svg:width="1.51cm" svg:height="1.668cm" svg:x="14.251cm" svg:y="13.464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4" draw:layer="layout" svg:width="2.126cm" svg:height="1.474cm" svg:x="15.571cm" svg:y="13.378cm">
          <draw:text-box>
            <text:p><text:span text:style-name="T2"><text:s/></text:span><text:span text:style-name="T2">wb_stb_i</text:span></text:p>
            <text:p><text:span text:style-name="T2"><text:s/></text:span><text:span text:style-name="T2">wb_cyc_i</text:span></text:p>
            <text:p><text:span text:style-name="T2">~wb_we_i</text:span></text:p>
          </draw:text-box>
        </draw:frame>
        <draw:line draw:style-name="gr5" draw:text-style-name="P1" draw:layer="layout" svg:x1="15.776cm" svg:y1="13.897cm" svg:x2="17.576cm" svg:y2="13.897cm">
          <text:p/>
        </draw:line>
        <draw:line draw:style-name="gr5" draw:text-style-name="P1" draw:layer="layout" svg:x1="15.764cm" svg:y1="14.323cm" svg:x2="17.564cm" svg:y2="14.323cm">
          <text:p/>
        </draw:line>
        <draw:line draw:style-name="gr5" draw:text-style-name="P1" draw:layer="layout" svg:x1="15.776cm" svg:y1="14.723cm" svg:x2="17.576cm" svg:y2="14.723cm">
          <text:p/>
        </draw:line>
        <draw:frame draw:style-name="gr8" draw:text-style-name="P5" draw:layer="layout" svg:width="1.612cm" svg:height="0.645cm" svg:x="12.807cm" svg:y="13.744cm">
          <draw:text-box>
            <text:p><text:span text:style-name="T5">wb_rd</text:span></text:p>
          </draw:text-box>
        </draw:frame>
        <draw:connector draw:style-name="gr13" draw:text-style-name="P1" draw:layer="layout" svg:x1="11.205cm" svg:y1="14.68cm" svg:x2="10.022cm" svg:y2="11.903cm" draw:start-shape="id3" draw:start-glue-point="7" draw:end-shape="id2" draw:end-glue-point="1" svg:d="m11205 14680h-593v-2777h-590">
          <text:p/>
        </draw:connector>
        <draw:custom-shape draw:style-name="gr2" draw:text-style-name="P1" xml:id="id3" draw:id="id3" draw:layer="layout" svg:width="1.51cm" svg:height="1.668cm" svg:x="11.204cm" svg:y="13.846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6" draw:text-style-name="P1" draw:layer="layout" svg:x1="14.252cm" svg:y1="14.298cm" svg:x2="12.714cm" svg:y2="14.296cm" draw:start-shape="id4" draw:start-glue-point="7" draw:end-shape="id3" draw:end-glue-point="8" svg:d="m14252 14298h-770v-2h-768">
          <text:p/>
        </draw:connector>
        <draw:connector draw:style-name="gr17" draw:text-style-name="P1" draw:layer="layout" svg:x1="12.714cm" svg:y1="15.095cm" svg:x2="14.251cm" svg:y2="15.098cm" draw:start-shape="id3" draw:start-glue-point="9" svg:d="m12714 15095h1019v3h518">
          <text:p/>
        </draw:connector>
        <draw:frame draw:style-name="gr18" draw:text-style-name="P5" draw:layer="layout" svg:width="1.27cm" svg:height="0.645cm" svg:x="12.833cm" svg:y="14.594cm">
          <draw:text-box>
            <text:p><text:span text:style-name="T5">~ack</text:span></text:p>
          </draw:text-box>
        </draw:frame>
        <draw:connector draw:style-name="gr17" draw:text-style-name="P1" xml:id="id33" draw:id="id33" draw:layer="layout" svg:x1="7.15cm" svg:y1="7.91cm" svg:x2="12.48cm" svg:y2="8.871cm" draw:start-shape="id5" draw:start-glue-point="1" draw:end-shape="id1" draw:end-glue-point="5" svg:d="m7150 7910h5330v961">
          <text:p/>
        </draw:connector>
        <draw:connector draw:style-name="gr19" draw:text-style-name="P1" draw:layer="layout" svg:x1="8.033cm" svg:y1="4.455cm" svg:x2="10.039cm" svg:y2="4.444cm" draw:start-shape="id6" draw:start-glue-point="7" svg:d="m8033 4455h1254v-11h752">
          <text:p/>
        </draw:connector>
        <draw:connector draw:style-name="gr17" draw:text-style-name="P1" draw:layer="layout" draw:line-skew="0.062cm" svg:x1="8.511cm" svg:y1="5.475cm" svg:x2="10.048cm" svg:y2="5.478cm" svg:d="m8511 5475h831v3h706">
          <text:p/>
        </draw:connector>
        <draw:frame draw:style-name="gr18" draw:text-style-name="P5" draw:layer="layout" svg:width="1.27cm" svg:height="0.645cm" svg:x="8.36cm" svg:y="4.98cm">
          <draw:text-box>
            <text:p><text:span text:style-name="T5">~ack</text:span></text:p>
          </draw:text-box>
        </draw:frame>
        <draw:frame draw:style-name="gr20" draw:text-style-name="P6" draw:layer="layout" svg:width="0.951cm" svg:height="1.979cm" svg:x="13.221cm" svg:y="3.471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connector draw:style-name="gr17" draw:text-style-name="P1" draw:layer="layout" svg:x1="7.273cm" svg:y1="3.126cm" svg:x2="13.302cm" svg:y2="3.829cm" draw:start-shape="id7" draw:start-glue-point="1" draw:end-shape="id8" draw:end-glue-point="4" svg:d="m7273 3126h3013v703h3016">
          <text:p/>
        </draw:connector>
        <draw:frame draw:style-name="gr21" draw:text-style-name="P7" draw:layer="layout" svg:width="0.951cm" svg:height="0.839cm" svg:x="13.045cm" svg:y="6.286cm">
          <draw:text-box>
            <text:p><text:span text:style-name="T7">&gt;</text:span></text:p>
          </draw:text-box>
        </draw:frame>
        <draw:frame draw:style-name="gr22" draw:text-style-name="P6" draw:layer="layout" svg:width="0.951cm" svg:height="0.683cm" svg:x="14.767cm" svg:y="4.733cm">
          <draw:text-box>
            <text:p><text:span text:style-name="T6">Q</text:span></text:p>
          </draw:text-box>
        </draw:frame>
        <draw:line draw:style-name="gr23" draw:text-style-name="P1" draw:layer="layout" svg:x1="7.345cm" svg:y1="11.948cm" svg:x2="4.779cm" svg:y2="11.948cm">
          <text:p/>
        </draw:line>
        <draw:custom-shape draw:style-name="gr24" draw:text-style-name="P1" xml:id="id10" draw:id="id10" draw:layer="layout" svg:width="1.468cm" svg:height="2.096cm" svg:x="10.043cm" svg:y="4.0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5" draw:text-style-name="P1" draw:layer="layout" svg:x1="26.14cm" svg:y1="10.064cm" svg:x2="26.14cm" svg:y2="10.064cm" draw:start-shape="id9" draw:end-shape="id9" svg:d="m26140 10064">
          <text:p/>
        </draw:connector>
        <draw:connector draw:style-name="gr17" draw:text-style-name="P1" draw:layer="layout" svg:x1="11.511cm" svg:y1="5.053cm" svg:x2="13.3cm" svg:y2="5.062cm" draw:start-shape="id10" draw:start-glue-point="7" draw:end-shape="id8" svg:d="m11511 5053h895v9h894">
          <text:p/>
        </draw:connector>
        <draw:custom-shape draw:style-name="gr2" draw:text-style-name="P1" xml:id="id11" draw:id="id11" draw:layer="layout" svg:width="1.082cm" svg:height="1.061cm" svg:x="20.783cm" svg:y="13.573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3" draw:id="id13" draw:layer="layout" svg:width="1.082cm" svg:height="1.061cm" svg:x="20.783cm" svg:y="14.75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6" draw:text-style-name="P1" xml:id="id12" draw:id="id12" draw:layer="layout" svg:width="1.468cm" svg:height="1.336cm" svg:x="22.545cm" svg:y="14.015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25" draw:text-style-name="P1" draw:layer="layout" svg:x1="21.865cm" svg:y1="14.103cm" svg:x2="22.755cm" svg:y2="14.332cm" draw:start-shape="id11" draw:start-glue-point="7" draw:end-shape="id12" draw:end-glue-point="8" svg:d="m21865 14103h340v229h550">
          <text:p/>
        </draw:connector>
        <draw:connector draw:style-name="gr25" draw:text-style-name="P1" draw:layer="layout" svg:x1="21.865cm" svg:y1="15.284cm" svg:x2="22.73cm" svg:y2="15.09cm" draw:start-shape="id13" draw:start-glue-point="7" draw:end-shape="id12" draw:end-glue-point="9" svg:d="m21865 15284h340v-194h525">
          <text:p/>
        </draw:connector>
        <draw:custom-shape draw:style-name="gr2" draw:text-style-name="P1" xml:id="id14" draw:id="id14" draw:layer="layout" svg:width="1.494cm" svg:height="1.876cm" svg:x="24.113cm" svg:y="14.871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25" draw:text-style-name="P1" draw:layer="layout" svg:x1="24.013cm" svg:y1="14.683cm" svg:x2="24.86cm" svg:y2="14.871cm" draw:start-shape="id12" draw:start-glue-point="5" draw:end-shape="id14" draw:end-glue-point="0" svg:d="m24013 14683h847v188">
          <text:p/>
        </draw:connector>
        <draw:custom-shape draw:style-name="gr2" draw:text-style-name="P1" xml:id="id15" draw:id="id15" draw:layer="layout" svg:width="0.234cm" svg:height="0.24cm" svg:x="20.535cm" svg:y="1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234cm" svg:height="0.24cm" svg:x="20.534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line-skew="0cm 2.74cm" svg:x1="25.607cm" svg:y1="15.809cm" svg:x2="20.535cm" svg:y2="15.628cm" draw:start-shape="id14" draw:start-glue-point="1" draw:end-shape="id15" draw:end-glue-point="6" svg:d="m25607 15809h501v1301h-6074v-1482h501">
          <text:p/>
        </draw:connector>
        <draw:connector draw:style-name="gr25" draw:text-style-name="P1" draw:layer="layout" svg:x1="20.535cm" svg:y1="15.628cm" svg:x2="20.534cm" svg:y2="14.327cm" draw:start-shape="id15" draw:start-glue-point="6" draw:end-shape="id16" draw:end-glue-point="6" svg:d="m20535 15628h-502v-1301h501">
          <text:p/>
        </draw:connector>
        <draw:frame draw:style-name="gr8" draw:text-style-name="P5" draw:layer="layout" svg:width="1.612cm" svg:height="0.645cm" svg:x="18.432cm" svg:y="13.474cm">
          <draw:text-box>
            <text:p><text:span text:style-name="T5">wb_rd</text:span></text:p>
          </draw:text-box>
        </draw:frame>
        <draw:frame draw:style-name="gr8" draw:text-style-name="P5" draw:layer="layout" svg:width="1.664cm" svg:height="0.645cm" svg:x="18.35cm" svg:y="14.744cm">
          <draw:text-box>
            <text:p><text:span text:style-name="T5">wb_wr</text:span></text:p>
          </draw:text-box>
        </draw:frame>
        <draw:frame draw:style-name="gr8" draw:text-style-name="P5" draw:layer="layout" svg:width="1.158cm" svg:height="0.645cm" svg:x="24.451cm" svg:y="15.152cm">
          <draw:text-box>
            <text:p><text:span text:style-name="T5">ack</text:span></text:p>
          </draw:text-box>
        </draw:frame>
        <draw:frame draw:style-name="gr8" draw:text-style-name="P5" draw:layer="layout" svg:width="1.158cm" svg:height="0.645cm" svg:x="24.312cm" svg:y="14.931cm">
          <draw:text-box>
            <text:p><text:span text:style-name="T5">set</text:span></text:p>
          </draw:text-box>
        </draw:frame>
        <draw:frame draw:style-name="gr8" draw:text-style-name="P5" draw:layer="layout" svg:width="1.418cm" svg:height="0.645cm" svg:x="24.21cm" svg:y="16.058cm">
          <draw:text-box>
            <text:p><text:span text:style-name="T5">reset</text:span></text:p>
          </draw:text-box>
        </draw:frame>
        <draw:line draw:style-name="gr5" draw:text-style-name="P1" draw:layer="layout" svg:x1="19.845cm" svg:y1="13.877cm" svg:x2="20.789cm" svg:y2="13.877cm">
          <text:p/>
        </draw:line>
        <draw:line draw:style-name="gr5" draw:text-style-name="P1" draw:layer="layout" svg:x1="20.763cm" svg:y1="15.106cm" svg:x2="19.636cm" svg:y2="15.106cm">
          <text:p/>
        </draw:line>
        <draw:frame draw:style-name="gr12" xml:id="id18" draw:id="id18" draw:layer="layout" svg:width="0.698cm" svg:height="0.645cm" svg:x="12.292cm" svg:y="8.863cm">
          <draw:text-box>
            <text:p><text:span text:style-name="T3">0</text:span></text:p>
          </draw:text-box>
        </draw:frame>
        <draw:frame draw:style-name="gr12" xml:id="id22" draw:id="id22" draw:layer="layout" svg:width="0.698cm" svg:height="0.645cm" svg:x="12.292cm" svg:y="10.176cm">
          <draw:text-box>
            <text:p><text:span text:style-name="T3">2</text:span></text:p>
          </draw:text-box>
        </draw:frame>
        <draw:frame draw:style-name="gr12" xml:id="id23" draw:id="id23" draw:layer="layout" svg:width="0.698cm" svg:height="0.645cm" svg:x="12.292cm" svg:y="10.768cm">
          <draw:text-box>
            <text:p><text:span text:style-name="T3">3</text:span></text:p>
          </draw:text-box>
        </draw:frame>
        <draw:frame draw:style-name="gr12" xml:id="id25" draw:id="id25" draw:layer="layout" svg:width="0.698cm" svg:height="0.645cm" svg:x="12.292cm" svg:y="11.409cm">
          <draw:text-box>
            <text:p><text:span text:style-name="T3">4</text:span></text:p>
          </draw:text-box>
        </draw:frame>
        <draw:frame draw:style-name="gr12" xml:id="id27" draw:id="id27" draw:layer="layout" svg:width="0.698cm" svg:height="0.645cm" svg:x="12.292cm" svg:y="12.058cm">
          <draw:text-box>
            <text:p><text:span text:style-name="T3">5</text:span></text:p>
          </draw:text-box>
        </draw:frame>
        <draw:custom-shape draw:style-name="gr7" draw:text-style-name="P4" xml:id="id24" draw:id="id24" draw:layer="layout" svg:width="4.274cm" svg:height="0.637cm" svg:x="14.07cm" svg:y="11.41cm">
          <text:p text:style-name="P4"><text:span text:style-name="T4">compare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1" draw:id="id21" draw:layer="layout" svg:width="4.274cm" svg:height="0.637cm" svg:x="14.07cm" svg:y="10.162cm">
          <text:p text:style-name="P4"><text:span text:style-name="T4">counter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4.274cm" svg:height="0.637cm" svg:x="14.069cm" svg:y="9.509cm">
          <text:p text:style-name="P4"><text:span text:style-name="T4">compare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7" draw:id="id17" draw:layer="layout" svg:width="1.029cm" svg:height="0.637cm" svg:x="14.068cm" svg:y="8.86cm">
          <text:p text:style-name="P4"><text:span text:style-name="T8">trig0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4.068cm" svg:y1="9.178cm" svg:x2="12.99cm" svg:y2="9.185cm" draw:start-shape="id17" draw:start-glue-point="3" draw:end-shape="id18" draw:end-glue-point="1" svg:d="m14068 9178h-540v7h-538">
          <text:p/>
        </draw:connector>
        <draw:connector draw:style-name="gr25" draw:text-style-name="P1" draw:layer="layout" svg:x1="14.069cm" svg:y1="9.827cm" svg:x2="12.99cm" svg:y2="9.828cm" draw:start-shape="id19" draw:start-glue-point="3" draw:end-shape="id20" draw:end-glue-point="1" svg:d="m14069 9827h-540v1h-539">
          <text:p/>
        </draw:connector>
        <draw:connector draw:style-name="gr25" draw:text-style-name="P1" draw:layer="layout" svg:x1="14.07cm" svg:y1="10.48cm" svg:x2="12.99cm" svg:y2="10.498cm" draw:start-shape="id21" draw:start-glue-point="3" draw:end-shape="id22" draw:end-glue-point="1" svg:d="m14070 10480h-540v18h-540">
          <text:p/>
        </draw:connector>
        <draw:connector draw:style-name="gr25" draw:text-style-name="P1" draw:layer="layout" svg:x1="14.069cm" svg:y1="11.079cm" svg:x2="12.99cm" svg:y2="11.09cm" draw:end-shape="id23" draw:end-glue-point="1" svg:d="m14069 11079h-289v11h-790">
          <text:p/>
        </draw:connector>
        <draw:connector draw:style-name="gr25" draw:text-style-name="P1" draw:layer="layout" svg:x1="14.07cm" svg:y1="11.728cm" svg:x2="12.99cm" svg:y2="11.731cm" draw:start-shape="id24" draw:start-glue-point="3" draw:end-shape="id25" draw:end-glue-point="1" svg:d="m14070 11728h-540v3h-540">
          <text:p/>
        </draw:connector>
        <draw:connector draw:style-name="gr25" draw:text-style-name="P1" draw:layer="layout" svg:x1="14.071cm" svg:y1="12.381cm" svg:x2="12.99cm" svg:y2="12.38cm" draw:start-shape="id26" draw:start-glue-point="3" draw:end-shape="id27" draw:end-glue-point="1" svg:d="m14071 12381h-541v-1h-540">
          <text:p/>
        </draw:connector>
        <draw:custom-shape draw:style-name="gr2" draw:text-style-name="P1" xml:id="id32" draw:id="id32" draw:layer="layout" svg:width="4.519cm" svg:height="1.025cm" draw:transform="rotate (1.5707963267949) translate (19.864cm 12.937cm)">
          <draw:glue-point draw:id="8" svg:x="5.004cm" svg:y="-3.418cm"/>
          <draw:glue-point draw:id="9" svg:x="5.004cm" svg:y="3.246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2" xml:id="id28" draw:id="id28" draw:layer="layout" svg:width="0.698cm" svg:height="0.645cm" svg:x="19.791cm" svg:y="9.505cm">
          <draw:text-box>
            <text:p><text:span text:style-name="T3">1</text:span></text:p>
          </draw:text-box>
        </draw:frame>
        <draw:frame draw:style-name="gr12" xml:id="id34" draw:id="id34" draw:layer="layout" svg:width="0.698cm" svg:height="0.645cm" svg:x="19.791cm" svg:y="8.838cm">
          <draw:text-box>
            <text:p><text:span text:style-name="T3">0</text:span></text:p>
          </draw:text-box>
        </draw:frame>
        <draw:frame draw:style-name="gr12" xml:id="id29" draw:id="id29" draw:layer="layout" svg:width="0.698cm" svg:height="0.645cm" svg:x="19.791cm" svg:y="10.175cm">
          <draw:text-box>
            <text:p><text:span text:style-name="T3">2</text:span></text:p>
          </draw:text-box>
        </draw:frame>
        <draw:frame draw:style-name="gr12" xml:id="id36" draw:id="id36" draw:layer="layout" svg:width="0.698cm" svg:height="0.645cm" svg:x="19.791cm" svg:y="10.767cm">
          <draw:text-box>
            <text:p><text:span text:style-name="T3">3</text:span></text:p>
          </draw:text-box>
        </draw:frame>
        <draw:frame draw:style-name="gr12" xml:id="id30" draw:id="id30" draw:layer="layout" svg:width="0.698cm" svg:height="0.645cm" svg:x="19.791cm" svg:y="11.408cm">
          <draw:text-box>
            <text:p><text:span text:style-name="T3">4</text:span></text:p>
          </draw:text-box>
        </draw:frame>
        <draw:frame draw:style-name="gr12" xml:id="id31" draw:id="id31" draw:layer="layout" svg:width="0.698cm" svg:height="0.645cm" svg:x="19.791cm" svg:y="12.057cm">
          <draw:text-box>
            <text:p><text:span text:style-name="T3">5</text:span></text:p>
          </draw:text-box>
        </draw:frame>
        <draw:connector draw:style-name="gr25" draw:text-style-name="P1" draw:layer="layout" svg:x1="18.343cm" svg:y1="9.827cm" svg:x2="19.791cm" svg:y2="9.827cm" draw:start-shape="id19" draw:start-glue-point="1" draw:end-shape="id28" draw:end-glue-point="3" svg:d="m18343 9827h1448">
          <text:p/>
        </draw:connector>
        <draw:connector draw:style-name="gr25" draw:text-style-name="P1" draw:layer="layout" svg:x1="18.344cm" svg:y1="10.48cm" svg:x2="19.791cm" svg:y2="10.497cm" draw:start-shape="id21" draw:start-glue-point="1" draw:end-shape="id29" draw:end-glue-point="3" svg:d="m18344 10480h724v17h723">
          <text:p/>
        </draw:connector>
        <draw:connector draw:style-name="gr25" draw:text-style-name="P1" draw:layer="layout" svg:x1="18.344cm" svg:y1="11.728cm" svg:x2="19.791cm" svg:y2="11.73cm" draw:start-shape="id24" draw:start-glue-point="1" draw:end-shape="id30" draw:end-glue-point="3" svg:d="m18344 11728h724v2h723">
          <text:p/>
        </draw:connector>
        <draw:connector draw:style-name="gr25" draw:text-style-name="P1" draw:layer="layout" svg:x1="18.345cm" svg:y1="12.381cm" svg:x2="19.791cm" svg:y2="12.379cm" draw:start-shape="id26" draw:start-glue-point="1" draw:end-shape="id31" draw:end-glue-point="3" svg:d="m18345 12381h724v-2h722">
          <text:p/>
        </draw:connector>
        <draw:connector draw:style-name="gr17" draw:text-style-name="P1" draw:layer="layout" draw:line-skew="-4.386cm" svg:x1="16.003cm" svg:y1="5.062cm" svg:x2="20.89cm" svg:y2="10.679cm" draw:start-shape="id8" draw:end-shape="id32" draw:end-glue-point="4" svg:d="m16003 5062h5520v5617h-633">
          <text:p/>
        </draw:connector>
        <draw:connector draw:style-name="gr17" draw:text-style-name="P1" draw:layer="layout" svg:x1="12.48cm" svg:y1="7.91cm" svg:x2="20.379cm" svg:y2="8.871cm" draw:start-shape="id33" draw:start-glue-point="0" draw:end-shape="id32" draw:end-glue-point="7" svg:d="m12480 7910h7899v961">
          <text:p/>
        </draw:connector>
        <draw:custom-shape draw:style-name="gr7" draw:text-style-name="P8" draw:layer="layout" svg:width="1.233cm" svg:height="0.637cm" svg:x="15.067cm" svg:y="8.859cm">
          <text:p text:style-name="P4"><text:span text:style-name="T8">irq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4cm" svg:y="8.858cm">
          <text:p text:style-name="P4"><text:span text:style-name="T8">ar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5" draw:id="id35" draw:layer="layout" svg:width="1.124cm" svg:height="0.637cm" svg:x="17.221cm" svg:y="8.857cm">
          <text:p text:style-name="P4"><text:span text:style-name="T8">en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4.067cm" svg:y="10.782cm">
          <text:p text:style-name="P4"><text:span text:style-name="T8">trig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33cm" svg:height="0.637cm" svg:x="15.066cm" svg:y="10.781cm">
          <text:p text:style-name="P4"><text:span text:style-name="T8">irqen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29cm" svg:height="0.637cm" svg:x="16.293cm" svg:y="10.78cm">
          <text:p text:style-name="P4"><text:span text:style-name="T8">ar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7" draw:id="id37" draw:layer="layout" svg:width="1.124cm" svg:height="0.637cm" svg:x="17.22cm" svg:y="10.779cm">
          <text:p text:style-name="P4"><text:span text:style-name="T8">en1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9.791cm" svg:y1="9.16cm" svg:x2="18.345cm" svg:y2="9.175cm" draw:start-shape="id34" draw:start-glue-point="3" draw:end-shape="id35" draw:end-glue-point="1" svg:d="m19791 9160h-722v15h-724">
          <text:p/>
        </draw:connector>
        <draw:connector draw:style-name="gr27" draw:text-style-name="P1" draw:layer="layout" svg:x1="19.791cm" svg:y1="11.089cm" svg:x2="18.344cm" svg:y2="11.097cm" draw:start-shape="id36" draw:start-glue-point="3" draw:end-shape="id37" draw:end-glue-point="1" svg:d="m19791 11089h-723v8h-7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4-17T15:54:37</dc:date>
    <meta:editing-duration>PT3H44M17S</meta:editing-duration>
    <meta:editing-cycles>134</meta:editing-cycles>
    <meta:generator>LibreOffice/3.5$Linux_x86 LibreOffice_project/350m1$Build-102</meta:generator>
    <meta:document-statistic meta:object-count="104"/>
  </office:meta>
</office:document-meta>
</file>